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" style:parent-style-name="ListParagraph" style:list-style-name="LFO2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-complex="Calibri" fo:color="#000000" fo:background-color="#FFFFFF"/>
    </style:style>
    <style:style style:name="P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" style:parent-style-name="ListParagraph" style:list-style-name="LFO2" style:family="paragraph">
      <style:paragraph-properties style:text-autospace="none" fo:margin-bottom="0in" fo:line-height="100%"/>
      <style:text-properties style:font-name-complex="Calibri" fo:color="#000000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Tutorial 21- Tone Mapping</text:p>
      <text:p text:style-name="Normal"/>
      <text:p text:style-name="Normal">Review the per pixel lighting shader code and add the following appropriately:</text:p>
      <text:p text:style-name="Normal"/>
      <text:list text:style-name="LFO2" text:continue-numbering="true">
        <text:list-item>
          <text:p text:style-name="P2">Specify the target intensity</text:p>
        </text:list-item>
      </text:list>
      <text:p text:style-name="P3"><text:span text:style-name="T4">float</text:span><text:span text:style-name="T5"><text:s/>targetIntensity = 0.5;</text:span></text:p>
      <text:p text:style-name="P6"/>
      <text:list text:style-name="LFO2" text:continue-numbering="true">
        <text:list-item>
          <text:p text:style-name="P7">Sample the from the 1x1 down sampled rendertar get texture <text:s/>“”</text:p>
        </text:list-item>
      </text:list>
      <text:p text:style-name="P8"><text:span text:style-name="T9">float3</text:span><text:span text:style-name="T10"><text:s/>tempColour = toneMap.SampleLevel(linearSampler,<text:s/></text:span><text:span text:style-name="T11">float2</text:span><text:span text:style-name="T12">(0.5, 0.5), 9.0).xyz;</text:span></text:p>
      <text:p text:style-name="P13"/>
      <text:p text:style-name="P14">3)calculate the mean intensity of the sampled colour</text:p>
      <text:p text:style-name="P15"/>
      <text:p text:style-name="P16"><text:span text:style-name="T17">float</text:span><text:span text:style-name="T18"><text:s/>meanIntensity = (tempColour.r + tempColour.g + tempColour.b) / 3.0;</text:span></text:p>
      <text:p text:style-name="P19"/>
      <text:list text:style-name="LFO2" text:continue-numbering="true">
        <text:list-item>
          <text:p text:style-name="P20">Scale the final colur so the average intensity of the scene tends towards the<text:s/>targetIntensity</text:p>
        </text:list-item>
      </text:list>
      <text:p text:style-name="P21"/>
      <text:p text:style-name="Normal"><text:span text:style-name="T22">float3</text:span><text:span text:style-name="T23"><text:s/>scaledColour = colour * (targetIntensity / (meanIntensity));</text:span></text:p>
      <text:p text:style-name="Normal"/>
      <text:p text:style-name="Normal">Observe and comment on the outpu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</meta:initial-creator>
    <dc:creator>Carl</dc:creator>
    <meta:creation-date>2018-03-13T12:59:00Z</meta:creation-date>
    <dc:date>2018-03-13T13:12:00Z</dc:date>
    <meta:template xlink:href="Normal" xlink:type="simple"/>
    <meta:editing-cycles>1</meta:editing-cycles>
    <meta:editing-duration>PT780S</meta:editing-duration>
    <meta:document-statistic meta:page-count="1" meta:paragraph-count="1" meta:word-count="95" meta:character-count="640" meta:row-count="4" meta:non-whitespace-character-count="546"/>
  </office:meta>
</office:document-meta>
</file>